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a0c" officeooo:paragraph-rsid="00015a0c"/>
    </style:style>
    <style:style style:name="P2" style:family="paragraph" style:parent-style-name="Standard">
      <style:text-properties fo:font-size="14pt" fo:font-weight="bold" officeooo:rsid="00015a0c" officeooo:paragraph-rsid="00015a0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15a0c" officeooo:paragraph-rsid="00015a0c" style:font-size-asian="14pt" style:font-size-complex="14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15a0c" officeooo:paragraph-rsid="00015a0c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15a0c" officeooo:paragraph-rsid="00015a0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466d2" officeooo:paragraph-rsid="000466d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466d2" officeooo:paragraph-rsid="000466d2" style:font-size-asian="10.5pt" style:font-weight-asian="normal" style:font-size-complex="12pt" style:font-weight-complex="normal"/>
    </style:style>
    <style:style style:name="T1" style:family="text">
      <style:text-properties officeooo:rsid="00028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Kurze Beschreibung des Spiels:</text:p>
      <text:p text:style-name="P2"/>
      <text:p text:style-name="P1">Bei diesem Spiel handelt es sich um ein Rätselspiel in welchem</text:p>
      <text:p text:style-name="P1">der Spieler ein Laserstrahl in ein Zielbereich führen muss.</text:p>
      <text:p text:style-name="P1">Der Weg zwischen Geschoss und Ziel ist mit Hindernissen blockiert und muss</text:p>
      <text:p text:style-name="P1">mit Hilfe von Spiegeln/Reflektoren umgangen werden.</text:p>
      <text:p text:style-name="P1">Der Spieler erhält Punkte für die Schnelligkeit der Durchführung. </text:p>
      <text:p text:style-name="P1"/>
      <text:p text:style-name="P2">-Erfolgskriterien:</text:p>
      <text:p text:style-name="P3"/>
      <text:p text:style-name="P1">1. Das Spiel macht Spaß und dementsprechend fordert.</text:p>
      <text:p text:style-name="P1"><text:s text:c="3"/>Beim wöchentlichen Meeting darüber diskutieren und</text:p>
      <text:p text:style-name="P1"><text:s text:c="3"/>Alternativen besprechen.</text:p>
      <text:p text:style-name="P1"/>
      <text:p text:style-name="P1">2. Das Spiel soll spielbar sein.</text:p>
      <text:p text:style-name="P1"><text:s text:c="3"/>Meetings besprechen Probleme und Lösungsansätze.</text:p>
      <text:p text:style-name="P1"/>
      <text:p text:style-name="P1">3. Das Spiel soll optisch ansprechend sein.</text:p>
      <text:p text:style-name="P1"><text:s text:c="3"/>Meeting klären auch hier Probleme und alternativen bzw.</text:p>
      <text:p text:style-name="P1"><text:s text:c="3"/>Lösungansätze.</text:p>
      <text:p text:style-name="P1"/>
      <text:p text:style-name="P2">-Setting:</text:p>
      <text:p text:style-name="P2"/>
      <text:p text:style-name="P1">Die Spielwelt besteht aus einem spielbaren Bereich.</text:p>
      <text:p text:style-name="P1">In diesem befinden sich verschiedene Hindernisse und "Spiegel/Reflektoren".</text:p>
      <text:p text:style-name="P1"/>
      <text:p text:style-name="P1">Themen der Level:</text:p>
      <text:p text:style-name="P1">1. Weltraum</text:p>
      <text:p text:style-name="P1"><text:tab/>- Spieler → Astronaut</text:p>
      <text:p text:style-name="P1"><text:tab/>- Projektil → Laserstrahl</text:p>
      <text:p text:style-name="P4">- Spiegel → Spiegel</text:p>
      <text:p text:style-name="P1"><text:tab/>- Ziel → Generator mit Laser treffen</text:p>
      <text:p text:style-name="P1"><text:tab/>- Belohnung → Energie</text:p>
      <text:p text:style-name="P1">2. Ägypten</text:p>
      <text:p text:style-name="P4">- Spieler → Schatzjäger</text:p>
      <text:p text:style-name="P4">- Projektil → Kugel</text:p>
      <text:p text:style-name="P4">- Spiegel → bestimmte abgerundete Wände</text:p>
      <text:p text:style-name="P4">- Ziel → Knopf mit Kugel betätigen</text:p>
      <text:p text:style-name="P4">- Belohnung → Schatz</text:p>
      <text:p text:style-name="P1">3. Küche</text:p>
      <text:p text:style-name="P4">- Spieler → Koch</text:p>
      <text:p text:style-name="P4">- Projektil → Zutaten</text:p>
      <text:p text:style-name="P4">- Spiegel → Küchengeräte</text:p>
      <text:p text:style-name="P4">- Ziel → Zutaten in den Topf bekommen</text:p>
      <text:p text:style-name="P4">- Belohnung → Sterne für Restaurant (oder ähnliches)</text:p>
      <text:p text:style-name="P1">4. Bombenentschärfung</text:p>
      <text:p text:style-name="P4">- Spieler → Bombenentschärfer</text:p>
      <text:p text:style-name="P4">- Projektil → Kabel</text:p>
      <text:p text:style-name="P4">- Spiegel → </text:p>
      <text:p text:style-name="P4">- Ziel → Bombe mit Kabel verbinden</text:p>
      <text:p text:style-name="P4">- Belohnung → Ruhm</text:p>
      <text:p text:style-name="P1"><text:soft-page-break/>5. Piraten</text:p>
      <text:p text:style-name="P4">- Spieler → Piratenschiff</text:p>
      <text:p text:style-name="P4">- Projektil → Kanonenkugel</text:p>
      <text:p text:style-name="P4">- Spiegel → Segel versunkener Schiffe (diese schauen aus dem Wasser)</text:p>
      <text:p text:style-name="P4">- Ziel → bestimmte Fregatte mit Kanonenkugel erwischen</text:p>
      <text:p text:style-name="P4">- Belohnung → Beute des versenkten Schiffes</text:p>
      <text:p text:style-name="P1">6. Schule</text:p>
      <text:p text:style-name="P4">- Spieler → Lehrer</text:p>
      <text:p text:style-name="P4">- Projektil → Bücher</text:p>
      <text:p text:style-name="P4">- Spiegel → Tafeln</text:p>
      <text:p text:style-name="P4">- Ziel → Schüler mit Buch erwischen</text:p>
      <text:p text:style-name="P4">- Belohnung → <text:span text:style-name="T1">Auszeichnungen</text:span></text:p>
      <text:p text:style-name="P1">7. Antarktis</text:p>
      <text:p text:style-name="P4">- Spieler → Pinguin</text:p>
      <text:p text:style-name="P4">- Projektil → Schneeball</text:p>
      <text:p text:style-name="P4">- Spiegel → Eisschollen</text:p>
      <text:p text:style-name="P4">- Ziel → Eisbär treffen</text:p>
      <text:p text:style-name="P4">- Belohnung → Fische</text:p>
      <text:p text:style-name="P5"/>
      <text:p text:style-name="P6">- Ausführliche Beschreibung:</text:p>
      <text:p text:style-name="P7"/>
      <text:p text:style-name="P7">Je nachdem welches der Settings noch gewählt wird, entscheidet sich was der Charakter erleben wird. Eine richtige Story wird es nicht geb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00:16.455000000</meta:creation-date>
    <dc:date>2015-05-01T19:20:36.503000000</dc:date>
    <meta:editing-duration>PT3M49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63" meta:word-count="329" meta:character-count="2063" meta:non-whitespace-character-count="1775"/>
  </office:meta>
</office:document-meta>
</file>